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e38b1" officeooo:paragraph-rsid="0002c5b4" style:font-style-asian="normal" style:font-style-complex="normal"/>
    </style:style>
    <style:style style:name="P2" style:family="paragraph" style:parent-style-name="Standard">
      <style:text-properties fo:font-style="normal" officeooo:rsid="0025ba70" officeooo:paragraph-rsid="0025ba70" style:font-style-asian="normal" style:font-style-complex="normal"/>
    </style:style>
    <style:style style:name="P3" style:family="paragraph" style:parent-style-name="Standard">
      <style:text-properties fo:font-style="normal" officeooo:rsid="00269af4" officeooo:paragraph-rsid="00269af4" style:font-style-asian="normal" style:font-style-complex="normal"/>
    </style:style>
    <style:style style:name="P4" style:family="paragraph" style:parent-style-name="Standard">
      <style:text-properties fo:font-style="normal" officeooo:rsid="002764cd" officeooo:paragraph-rsid="002764cd" style:font-style-asian="normal" style:font-style-complex="normal"/>
    </style:style>
    <style:style style:name="P5" style:family="paragraph" style:parent-style-name="Standard">
      <style:text-properties officeooo:rsid="002b63e3" officeooo:paragraph-rsid="000b160a"/>
    </style:style>
    <style:style style:name="P6" style:family="paragraph" style:parent-style-name="Standard">
      <style:text-properties officeooo:rsid="00179ee5" officeooo:paragraph-rsid="001eeec8"/>
    </style:style>
    <style:style style:name="P7" style:family="paragraph" style:parent-style-name="Standard">
      <style:text-properties officeooo:paragraph-rsid="0002c5b4"/>
    </style:style>
    <style:style style:name="P8" style:family="paragraph" style:parent-style-name="Standard">
      <style:text-properties officeooo:rsid="001eeec8" officeooo:paragraph-rsid="001eeec8"/>
    </style:style>
    <style:style style:name="P9" style:family="paragraph" style:parent-style-name="Standard">
      <style:text-properties officeooo:rsid="002108a4" officeooo:paragraph-rsid="002108a4"/>
    </style:style>
    <style:style style:name="P10" style:family="paragraph" style:parent-style-name="Standard">
      <style:text-properties officeooo:rsid="0023bff0" officeooo:paragraph-rsid="0023bff0"/>
    </style:style>
    <style:style style:name="P11" style:family="paragraph" style:parent-style-name="Standard">
      <style:text-properties officeooo:rsid="000f52ad" officeooo:paragraph-rsid="0023bff0"/>
    </style:style>
    <style:style style:name="P12" style:family="paragraph" style:parent-style-name="Standard">
      <style:text-properties style:font-name="Liberation Sans" fo:font-size="14pt" fo:font-style="italic" fo:font-weight="bold" officeooo:rsid="0023bff0" officeooo:paragraph-rsid="00253b29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3" style:family="paragraph" style:parent-style-name="Standard">
      <style:text-properties style:font-name="Liberation Sans" fo:font-size="14pt" fo:font-style="italic" fo:font-weight="bold" officeooo:rsid="0023bff0" officeooo:paragraph-rsid="0025ba70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4" style:family="paragraph" style:parent-style-name="Standard">
      <style:text-properties fo:font-style="italic" officeooo:rsid="00253b29" officeooo:paragraph-rsid="00253b29" style:font-style-asian="italic" style:font-style-complex="italic"/>
    </style:style>
    <style:style style:name="P15" style:family="paragraph" style:parent-style-name="Standard" style:list-style-name="L1">
      <style:text-properties officeooo:rsid="002108a4" officeooo:paragraph-rsid="002108a4"/>
    </style:style>
    <style:style style:name="P16" style:family="paragraph" style:parent-style-name="Standard" style:list-style-name="L2">
      <style:text-properties officeooo:rsid="00253b29" officeooo:paragraph-rsid="00253b29"/>
    </style:style>
    <style:style style:name="P17" style:family="paragraph" style:parent-style-name="Standard" style:list-style-name="L2">
      <style:text-properties fo:font-style="normal" officeooo:rsid="002d7145" officeooo:paragraph-rsid="002d7145" style:font-style-asian="normal" style:font-style-complex="normal"/>
    </style:style>
    <style:style style:name="P18" style:family="paragraph" style:parent-style-name="Heading_20_1">
      <style:text-properties officeooo:paragraph-rsid="0002c5b4"/>
    </style:style>
    <style:style style:name="P19" style:family="paragraph" style:parent-style-name="Heading_20_2">
      <style:text-properties officeooo:rsid="0023bff0" officeooo:paragraph-rsid="0023bff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08a4" style:font-style-asian="italic" style:font-style-complex="italic"/>
    </style:style>
    <style:style style:name="T3" style:family="text">
      <style:text-properties fo:font-style="italic" officeooo:rsid="0032e747" style:font-style-asian="italic" style:font-style-complex="italic"/>
    </style:style>
    <style:style style:name="T4" style:family="text">
      <style:text-properties style:font-name="Liberation Sans" fo:font-size="14pt" fo:font-style="italic" fo:font-weight="bold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5" style:family="text">
      <style:text-properties style:font-name="Liberation Sans" fo:font-size="14pt" fo:font-style="italic" fo:font-weight="bold" officeooo:rsid="000b160a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" style:family="text">
      <style:text-properties style:font-name="Liberation Sans" fo:font-size="14pt" fo:font-style="italic" fo:font-weight="bold" officeooo:rsid="002108a4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7" style:family="text">
      <style:text-properties style:font-name="Liberation Sans" fo:font-size="14pt" fo:font-style="italic" fo:font-weight="bold" officeooo:rsid="0023bff0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8" style:family="text">
      <style:text-properties style:font-name="Liberation Sans" fo:font-size="14pt" fo:font-style="italic" fo:font-weight="bold" officeooo:rsid="002b0422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9" style:family="text">
      <style:text-properties officeooo:rsid="002108a4"/>
    </style:style>
    <style:style style:name="T10" style:family="text">
      <style:text-properties officeooo:rsid="002764cd"/>
    </style:style>
    <style:style style:name="T11" style:family="text">
      <style:text-properties officeooo:rsid="002b0422"/>
    </style:style>
    <style:style style:name="T12" style:family="text">
      <style:text-properties officeooo:rsid="002e3c20"/>
    </style:style>
    <style:style style:name="T13" style:family="text">
      <style:text-properties officeooo:rsid="002f037a"/>
    </style:style>
    <style:style style:name="T14" style:family="text">
      <style:text-properties officeooo:rsid="0030cd79"/>
    </style:style>
    <style:style style:name="T15" style:family="text">
      <style:text-properties officeooo:rsid="003432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TP<text:span text:style-name="T9">5</text:span> : <text:span text:style-name="T9">Programmation Dynamique</text:span></text:h>
      <text:p text:style-name="P7"/>
      <text:p text:style-name="P8"><text:span text:style-name="T8">5.1 </text:span><text:span text:style-name="T5">U</text:span><text:span text:style-name="T4">tilisation d’</text:span><text:span text:style-name="T8">une méthode de </text:span><text:span text:style-name="T6">hook</text:span></text:p>
      <text:p text:style-name="P1"/>
      <text:p text:style-name="P6">Nous <text:span text:style-name="T9">voulons modifier la classe Index afin qu’elle puisse répondre à des méthodes de type <text:line-break/></text:span><text:span text:style-name="T2">hasTermAndAnotherTerm</text:span></text:p>
      <text:p text:style-name="P6"/>
      <text:p text:style-name="P9">Les règles étant :</text:p>
      <text:list xml:id="list4282465707" text:style-name="L1">
        <text:list-item>
          <text:p text:style-name="P15">Les méthodes sont préfixées par <text:span text:style-name="T1">has,</text:span> suivi d’un terme arbitraire suivi éventuellement du mot clé <text:span text:style-name="T1">And</text:span> et un autre terme</text:p>
        </text:list-item>
        <text:list-item>
          <text:p text:style-name="P15">Le nombre de termes n’est pas limité <text:s/></text:p>
        </text:list-item>
        <text:list-item>
          <text:p text:style-name="P15">Les méthodes renvoient true si l’index contient tous les termes compris dans le nom de la méthode</text:p>
        </text:list-item>
      </text:list>
      <text:p text:style-name="P6"/>
      <text:p text:style-name="P9">Pour ce faire on utilisera la méthode de hook <text:span text:style-name="T1">methodMissing</text:span></text:p>
      <text:p text:style-name="P6"/>
      <text:h text:style-name="P19" text:outline-level="2"><text:span text:style-name="T11">5.2 Implémenter une méthode de </text:span>GroovyObject</text:h>
      <text:p text:style-name="P10">Toujours dans la classe <text:span text:style-name="T1">Index</text:span>, Implémenter la méthode <text:span text:style-name="T1">getProperty(String propertyName)</text:span> de telle sorte que si la propriété n’existe pas la méthode <text:span text:style-name="T1">hasPropertyName</text:span> est appelée</text:p>
      <text:p text:style-name="P11"/>
      <text:p text:style-name="P12"><text:span text:style-name="T11">5.3 </text:span>Intercepteurs <text:span text:style-name="T12">et ProxyMetaClass</text:span></text:p>
      <text:list xml:id="list461607835" text:style-name="L2">
        <text:list-item>
          <text:p text:style-name="P16">Créer une classe implémentant <text:span text:style-name="T1">Interceptor</text:span>. </text:p>
        </text:list-item>
        <text:list-item>
          <text:p text:style-name="P16">Cette classe devra chaîn<text:span text:style-name="T15">er</text:span> les 2 intercepteurs fournis par Groovy : <text:span text:style-name="T1">TracingInterceptor</text:span> et <text:span text:style-name="T1">BenchmarkInterceptor</text:span>.</text:p>
        </text:list-item>
        <text:list-item>
          <text:p text:style-name="P16">Appliquer cet intercepteur à la classe <text:span text:style-name="T1">Indexer</text:span> via un <text:span text:style-name="T1">ProxyMetaClass</text:span></text:p>
        </text:list-item>
        <text:list-item>
          <text:p text:style-name="P17">Afficher les informations de ces intercepteurs</text:p>
        </text:list-item>
      </text:list>
      <text:p text:style-name="P14"/>
      <text:p text:style-name="P13"><text:span text:style-name="T11">5.4 </text:span>Meta-classe</text:p>
      <text:p text:style-name="P2">Ajouter dynamiquement une méthode <text:span text:style-name="T3">export</text:span> à l’index qui <text:span text:style-name="T14">retourne</text:span> une String au format <text:span text:style-name="T13">CSV</text:span> de la map interne</text:p>
      <text:p text:style-name="P2"/>
      <text:p text:style-name="P3"><text:span text:style-name="T8">5.5 </text:span><text:span text:style-name="T7">Category</text:span><text:span text:style-name="T10"> </text:span></text:p>
      <text:p text:style-name="P4">Utiliser une classe annotée pour effectuer la méthode <text:span text:style-name="T3">export</text:span> précédente</text:p>
      <text:p text:style-name="P2"/>
      <text:p text:style-name="P1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04-16T10:09:08.305968944</dc:date>
    <meta:editing-duration>P3DT21M10S</meta:editing-duration>
    <meta:editing-cycles>40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92" meta:character-count="1239" meta:non-whitespace-character-count="1068"/>
  </office:meta>
</office:document-meta>
</file>